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bSupportTests.getResultSetExtractor( final boolean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bSupportTests.testAbstractLobStreamingResultSetExtractorOne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bSupportTests.streamData( ResultSet 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bSupportTests.testCreatingPreparedStatementC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obSupportTests.setValues( PreparedStatement ps , LobCreator lobCre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bSupportTests.testAbstractLobStreamingResultSetExtractorMultiple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bSupportTests.testAbstractLobStreamingResultSetExtractorCorrec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bSupportTests.testAbstractLobStreamingResultSetExtractorNo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